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f10d" officeooo:paragraph-rsid="0018f10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8f10d" officeooo:paragraph-rsid="0018f10d" style:font-size-asian="18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mno: <text:span text:style-name="T1">Humberto Casares Hernández</text:span></text:p>
      <text:p text:style-name="P1"><text:span text:style-name="T1"/></text:p>
      <text:p text:style-name="P2">Geomática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00:17:02.217768155</meta:creation-date>
    <dc:date>2021-08-25T00:20:30.205179397</dc:date>
    <meta:editing-duration>PT3M34S</meta:editing-duration>
    <meta:editing-cycles>1</meta:editing-cycles>
    <meta:document-statistic meta:table-count="0" meta:image-count="0" meta:object-count="0" meta:page-count="1" meta:paragraph-count="2" meta:word-count="5" meta:character-count="44" meta:non-whitespace-character-count="40"/>
    <meta:generator>LibreOffice/6.4.7.2$Linux_X86_64 LibreOffice_project/40$Build-2</meta:generator>
  </office:meta>
</office:document-meta>
</file>